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b457" officeooo:paragraph-rsid="0019b4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b457" officeooo:paragraph-rsid="0019b45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b457" officeooo:paragraph-rsid="001bfa7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fa74" officeooo:paragraph-rsid="0019b4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bfa74" officeooo:paragraph-rsid="001bfa74" style:font-size-asian="10.5pt" style:font-weight-asian="normal" style:font-size-complex="12pt" style:font-weight-complex="normal"/>
    </style:style>
    <style:style style:name="T1" style:family="text">
      <style:text-properties officeooo:rsid="001bfa74"/>
    </style:style>
    <style:style style:name="T2" style:family="text">
      <style:text-properties fo:font-weight="normal" officeooo:rsid="001bfa7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os:</text:p>
      <text:p text:style-name="P1"/>
      <text:p text:style-name="P2">User wins the game:</text:p>
      <text:p text:style-name="P2"><text:tab/><text:span text:style-name="T1">Current System State:</text:span></text:p>
      <text:p text:style-name="P2"><text:tab/><text:span text:style-name="T2">There are two players in the game. User Julie has just passed her turn as there are no valid <text:tab/></text:span></text:p>
      <text:p text:style-name="P4"><text:tab/>moves she can make. It is now user John’s turn.</text:p>
      <text:p text:style-name="P3"><text:span text:style-name="T2"><text:tab/></text:span><text:span text:style-name="T1">Informal Scenario:</text:span></text:p>
      <text:p text:style-name="P3"><text:tab/><text:span text:style-name="T2">User John has no valid moves therefore he passes his turn. Scores are calculated and John <text:tab/></text:span></text:p>
      <text:p text:style-name="P5"><text:tab/>wins as he has more points than Julie.</text:p>
      <text:p text:style-name="P3"><text:span text:style-name="T2"><text:tab/></text:span><text:span text:style-name="T1">Next Scenario:</text:span></text:p>
      <text:p text:style-name="P3"><text:tab/><text:span text:style-name="T2">Both users have been removed from the game. John’s win counter has increased by 1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1:51:47.318171278</meta:creation-date>
    <dc:date>2017-10-11T22:45:02.657307303</dc:date>
    <meta:editing-duration>PT8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0" meta:character-count="443" meta:non-whitespace-character-count="360"/>
  </office:meta>
</office:document-meta>
</file>